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DejaVu Sans Mono'" style:font-family-generic="modern" style:font-pitch="fixed"/>
    </style:style>
    <style:style style:name="P3" style:family="paragraph">
      <style:text-properties fo:font-family="'DejaVu Sans Mono'" style:font-family-generic="modern" style:font-pitch="fixed" fo:font-size="12pt" style:font-size-asian="12pt" style:font-size-complex="12pt"/>
    </style:style>
    <style:style style:name="P4" style:family="paragraph">
      <style:paragraph-properties fo:text-align="center"/>
      <style:text-properties fo:font-family="'DejaVu Sans Mono'" style:font-family-generic="modern" style:font-pitch="fixed"/>
    </style:style>
    <style:style style:name="P5" style:family="paragraph">
      <style:paragraph-properties fo:text-align="center"/>
      <style:text-properties fo:font-family="'DejaVu Sans Mono'" style:font-family-generic="modern" style:font-pitch="fixed" fo:font-size="12pt" style:font-size-asian="12pt" style:font-size-complex="12pt"/>
    </style:style>
    <style:style style:name="T1" style:family="text">
      <style:text-properties fo:font-family="'DejaVu Sans Mono'" style:font-family-generic="modern" style:font-pitch="fixe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21cm" svg:height="2.54cm" svg:x="5.026cm" svg:y="3.026cm">
          <text:p/>
          <draw:enhanced-geometry svg:viewBox="0 0 21600 21600" draw:type="rectangle" draw:enhanced-path="M 0 0 L 21600 0 21600 21600 0 21600 0 0 Z N"/>
        </draw:custom-shape>
        <draw:frame draw:style-name="gr2" draw:text-style-name="P3" xml:id="id8" draw:id="id8" draw:layer="layout" svg:width="3.042cm" svg:height="0.747cm" svg:x="4.932cm" svg:y="3.868cm">
          <draw:text-box>
            <text:p text:style-name="P2"><text:span text:style-name="T1">Супервизор</text:span></text:p>
          </draw:text-box>
        </draw:frame>
        <draw:custom-shape draw:style-name="gr1" draw:text-style-name="P1" draw:layer="layout" svg:width="3.683cm" svg:height="1.27cm" svg:x="5.019cm" svg:y="1.1cm">
          <text:p/>
          <draw:enhanced-geometry svg:viewBox="0 0 21600 21600" draw:type="rectangle" draw:enhanced-path="M 0 0 L 21600 0 21600 21600 0 21600 0 0 Z N"/>
        </draw:custom-shape>
        <draw:frame draw:style-name="gr2" draw:text-style-name="P3" xml:id="id6" draw:id="id6" draw:layer="layout" svg:width="3.804cm" svg:height="0.747cm" svg:x="4.951cm" svg:y="1.336cm">
          <draw:text-box>
            <text:p text:style-name="P2"><text:span text:style-name="T1">Управление ЛВ</text:span></text:p>
          </draw:text-box>
        </draw:frame>
        <draw:custom-shape draw:style-name="gr1" draw:text-style-name="P1" draw:layer="layout" svg:width="3.683cm" svg:height="1.27cm" svg:x="4.993cm" svg:y="6.174cm">
          <text:p/>
          <draw:enhanced-geometry svg:viewBox="0 0 21600 21600" draw:type="rectangle" draw:enhanced-path="M 0 0 L 21600 0 21600 21600 0 21600 0 0 Z N"/>
        </draw:custom-shape>
        <draw:frame draw:style-name="gr2" draw:text-style-name="P5" xml:id="id2" draw:id="id2" draw:layer="layout" svg:width="3.804cm" svg:height="1.243cm" svg:x="4.945cm" svg:y="6.201cm">
          <draw:text-box>
            <text:p text:style-name="P4"><text:span text:style-name="T1">Контроллер </text:span></text:p>
            <text:p text:style-name="P4"><text:span text:style-name="T1">доступа к ПОФ</text:span></text:p>
          </draw:text-box>
        </draw:frame>
        <draw:frame draw:style-name="gr2" draw:text-style-name="P5" draw:layer="layout" svg:width="4.058cm" svg:height="1.243cm" svg:x="2.445cm" svg:y="9.002cm">
          <draw:text-box>
            <text:p text:style-name="P4"><text:span text:style-name="T1">Индексирование</text:span></text:p>
            <text:p text:style-name="P4"><text:span text:style-name="T1">выражений</text:span></text:p>
          </draw:text-box>
        </draw:frame>
        <draw:custom-shape draw:style-name="gr1" draw:text-style-name="P1" xml:id="id3" draw:id="id3" draw:layer="layout" svg:width="3.683cm" svg:height="1.27cm" svg:x="2.667cm" svg:y="9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83cm" svg:height="1.27cm" svg:x="7.641cm" svg:y="8.975cm">
          <text:p/>
          <draw:enhanced-geometry svg:viewBox="0 0 21600 21600" draw:type="rectangle" draw:enhanced-path="M 0 0 L 21600 0 21600 21600 0 21600 0 0 Z N"/>
        </draw:custom-shape>
        <draw:frame draw:style-name="gr2" draw:text-style-name="P5" xml:id="id4" draw:id="id4" draw:layer="layout" svg:width="3.042cm" svg:height="1.243cm" svg:x="8.045cm" svg:y="9.003cm">
          <draw:text-box>
            <text:p text:style-name="P4"><text:span text:style-name="T1">Разделение</text:span></text:p>
            <text:p text:style-name="P4"><text:span text:style-name="T1">данных</text:span></text:p>
          </draw:text-box>
        </draw:frame>
        <draw:custom-shape draw:style-name="gr1" draw:text-style-name="P1" xml:id="id5" draw:id="id5" draw:layer="layout" svg:width="2.921cm" svg:height="1.27cm" svg:x="0.562cm" svg:y="1.07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042cm" svg:height="0.747cm" svg:x="0.751cm" svg:y="1.337cm">
          <draw:text-box>
            <text:p text:style-name="P2"><text:span text:style-name="T1">Интерфейсы</text:span></text:p>
          </draw:text-box>
        </draw:frame>
        <draw:custom-shape draw:style-name="gr1" draw:text-style-name="P1" xml:id="id1" draw:id="id1" draw:layer="layout" svg:width="3.683cm" svg:height="1.66cm" svg:x="9.293cm" svg:y="2.57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296cm" svg:height="1.739cm" svg:x="9.551cm" svg:y="2.538cm">
          <draw:text-box>
            <text:p text:style-name="P4"><text:span text:style-name="T1">Поиск </text:span></text:p>
            <text:p text:style-name="P4"><text:span text:style-name="T1">ответных</text:span></text:p>
            <text:p text:style-name="P4"><text:span text:style-name="T1">подстановок</text:span></text:p>
          </draw:text-box>
        </draw:frame>
        <draw:custom-shape draw:style-name="gr1" draw:text-style-name="P1" xml:id="id9" draw:id="id9" draw:layer="layout" svg:width="3.302cm" svg:height="1.016cm" svg:x="0.589cm" svg:y="4.01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296cm" svg:height="0.747cm" svg:x="0.595cm" svg:y="4.137cm">
          <draw:text-box>
            <text:p text:style-name="P4"><text:span text:style-name="T1">Трансляторы</text:span></text:p>
          </draw:text-box>
        </draw:frame>
        <draw:custom-shape draw:style-name="gr1" draw:text-style-name="P1" xml:id="id7" draw:id="id7" draw:layer="layout" svg:width="3.683cm" svg:height="1.66cm" svg:x="9.341cm" svg:y="4.64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.788cm" svg:height="1.243cm" svg:x="9.89cm" svg:y="4.803cm">
          <draw:text-box>
            <text:p text:style-name="P4"><text:span text:style-name="T1">Выборщик </text:span></text:p>
            <text:p text:style-name="P4"><text:span text:style-name="T1">стратегий</text:span></text:p>
          </draw:text-box>
        </draw:frame>
        <draw:connector draw:style-name="gr3" draw:text-style-name="P1" draw:layer="layout" svg:x1="12.976cm" svg:y1="3.404cm" svg:x2="8.749cm" svg:y2="6.822cm" draw:start-shape="id1" draw:start-glue-point="1" draw:end-shape="id2" draw:end-glue-point="1" svg:d="m12976 3404h525v3418h-4752">
          <text:p/>
        </draw:connector>
        <draw:connector draw:style-name="gr4" draw:text-style-name="P1" draw:layer="layout" draw:type="line" svg:x1="4.508cm" svg:y1="9.001cm" svg:x2="6.847cm" svg:y2="7.444cm" draw:start-shape="id3" draw:start-glue-point="0" draw:end-shape="id2" draw:end-glue-point="2" svg:d="m4508 9001 2339-1557">
          <text:p/>
        </draw:connector>
        <draw:connector draw:style-name="gr4" draw:text-style-name="P1" draw:layer="layout" draw:type="line" svg:x1="6.847cm" svg:y1="7.444cm" svg:x2="9.566cm" svg:y2="9.003cm" draw:start-shape="id2" draw:start-glue-point="2" draw:end-shape="id4" draw:end-glue-point="0" svg:d="m6847 7444 2719 1559">
          <text:p/>
        </draw:connector>
        <draw:connector draw:style-name="gr4" draw:text-style-name="P1" draw:layer="layout" draw:type="line" svg:x1="3.483cm" svg:y1="1.709cm" svg:x2="4.951cm" svg:y2="1.709cm" draw:start-shape="id5" draw:start-glue-point="1" draw:end-shape="id6" draw:end-glue-point="3" svg:d="m3483 1709h1468">
          <text:p/>
        </draw:connector>
        <draw:connector draw:style-name="gr4" draw:text-style-name="P1" draw:layer="layout" svg:x1="9.341cm" svg:y1="5.479cm" svg:x2="7.974cm" svg:y2="4.241cm" draw:start-shape="id7" draw:start-glue-point="3" draw:end-shape="id8" draw:end-glue-point="1" svg:d="m9341 5479h-697v-1238h-670">
          <text:p/>
        </draw:connector>
        <draw:connector draw:style-name="gr4" draw:text-style-name="P1" draw:layer="layout" svg:x1="2.022cm" svg:y1="2.344cm" svg:x2="2.24cm" svg:y2="4.01cm" draw:start-shape="id5" draw:start-glue-point="2" draw:end-shape="id9" draw:end-glue-point="0" svg:d="m2022 2344v833h218v83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767cm" fo:page-height="11.2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1-24T17:48:15</meta:creation-date>
    <meta:generator>LibreOffice/3.5$Linux_x86 LibreOffice_project/350m1$Build-2</meta:generator>
    <dc:date>2012-10-12T21:37:50</dc:date>
    <meta:editing-duration>PT4H13M11S</meta:editing-duration>
    <meta:editing-cycles>14</meta:editing-cycles>
    <meta:document-statistic meta:object-count="24"/>
  </office:meta>
</office:document-meta>
</file>